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7000000441B1937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35f5" officeooo:paragraph-rsid="001435f5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0.291cm" svg:y="1.191cm" svg:width="17cm" svg:height="1.589cm" draw:z-index="0"><draw:image xlink:href="Pictures/10000000000002D7000000441B19372A.png" xlink:type="simple" xlink:show="embed" xlink:actuate="onLoad"/></draw:frame>Crear Raid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8:39.697356979</meta:creation-date>
    <meta:generator>LibreOffice/4.4.7.2$Linux_X86_64 LibreOffice_project/40m0$Build-2</meta:generator>
    <dc:date>2016-10-24T20:53:04.643304661</dc:date>
    <meta:editing-duration>PT4M25S</meta:editing-duration>
    <meta:editing-cycles>1</meta:editing-cycles>
    <meta:document-statistic meta:table-count="0" meta:image-count="1" meta:object-count="0" meta:page-count="1" meta:paragraph-count="1" meta:word-count="3" meta:character-count="12" meta:non-whitespace-character-count="10"/>
  </office:meta>
</office:document-meta>
</file>